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tyle="normal" style:font-style-asian="normal" style:font-style-complex="normal"/>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style:font-name="Courier"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tyle="normal" style:font-style-asian="normal" style:font-style-complex="normal"/>
    </style:style>
    <style:style style:name="P10"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text-align="start" style:justify-single-word="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name="Courier" fo:font-size="11pt"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OLE">
      <style:graphic-properties style:vertical-pos="from-top" style:vertical-rel="paragraph" style:horizontal-pos="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left" style:horizontal-rel="paragraph" draw:ole-draw-aspect="1"/>
    </style:style>
    <style:style style:name="fr4" style:family="graphic" style:parent-style-name="OLE">
      <style:graphic-properties style:horizontal-pos="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amuel Palmer</text:p>
      <text:p text:style-name="Standard">Joe Elizondo</text:p>
      <text:p text:style-name="Standard">CS380P (Spring 2010)</text:p>
      <text:p text:style-name="Standard"/>
      <text:p text:style-name="P2">Homework 5</text:p>
      <text:p text:style-name="P1">Our Work</text:p>
      <text:p text:style-name="P4"><text:tab/>A general sketch of our work is as follows. We create a 2D coordinate space 9999x9999 units in size. We read in data about individual bodies from the input file that is passed in as a command line argument. The bodies are read into an array and then distributed among the MPI processes. The processes then build a quad tree data structure with the bodies that they are given. Once the tree is built each process the process will calculate the change in velocity for each of its bodies. This information as well as the resulting change in position is broadcast to the other processes upon completion. We used the code that was provided for us as the foundation for our algorithm to calculate change in velocity and position. After all the new values are computed each process rebuilds its quad tree structure from scratch based of the new data for its bodies. This sequence occurs for <text:span text:style-name="T3">n</text:span><text:span text:style-name="T1"> iterations. The state of the bodies at the </text:span><text:span text:style-name="T4">n</text:span><text:span text:style-name="T1">th iteration is written to the output text file that is specified in the executable's command line arguments.</text:span></text:p>
      <text:p text:style-name="P4"/>
      <text:p text:style-name="P1">Testing Methodology</text:p>
      <text:p text:style-name="P4"><text:tab/>Test sets can be created using the genBodies executable in the following way:</text:p>
      <text:p text:style-name="P5"><text:tab/><text:tab/>./genBodies 1000000 &gt; test_set.txt</text:p>
      <text:p text:style-name="P6">This will create a file called test_set.txt with a million bodies and set values for their position, mass, and velocity. Mass is <text:s/>assigned a random value between 1 and 3, velocity is initialized to zero and the bodies position coordinates will be assigned randomly within [-8000, 8000]. </text:p>
      <text:p text:style-name="P6"/>
      <text:p text:style-name="P6"><text:tab/>The executable itself requires four parameters.</text:p>
      <text:p text:style-name="P6"><text:tab/><text:tab/><text:span text:style-name="T2">./barneshut [iterations] [timestep] [input_file] [output_file]</text:span></text:p>
      <text:p text:style-name="P6">as specified in the assignment guidelines.</text:p>
      <text:p text:style-name="P3"/>
      <text:p text:style-name="P1">Correctness</text:p>
      <text:p text:style-name="P3"><text:tab/>Our correctness is based on comparisons with results from a straightforward sequential implementation of the Barnes-Hut algorithm thats follows all of the guidelines provided (besides parallelism). After verifying the correctness of our sequential algorithm we felt more confident matching the results from our MPI implementation with our sequential results than we did matching it with the test results that were shared with the class. We decided this for two reasons. First, the initial test results provided were incorrect. Second, the next set of test results that were provided did not assure us of a correct implementation, as did our own. They did not provide any implementation details or parameters used while testing. There was some discrepancy about what values would be used for softening and dampening parameters and because of this we felt that we required all details about tests being run before they could be validated. <text:s/>Thus we feel that the results we present are correct for the given project requirements and code provided to us.</text:p>
      <text:p text:style-name="P3"/>
      <text:p text:style-name="P7"/>
      <text:p text:style-name="P10">Performance</text:p>
      <text:p text:style-name="P8"><text:tab/>The following speedup graphs display the speedup of our parallel implementation compared to our simple sequential implementation. We focused more on correctness that efficiency in our sequential implementation. This is the reason that we achieved a speedup greater than one for our one process MPI implementation. We display results for test cases of 100,000 bodies, 500,000 bodies, 1,000,000 bodies and 3,000,000 bodies. All of <text:s/>these test cases were generated in the manner described in the Test Methodology section.</text:p>
      <text:p text:style-name="P8"><draw:frame draw:style-name="fr2" draw:name="Object2" text:anchor-type="paragraph" svg:x="3.3953in" svg:y="0.0299in" svg:width="3.5299in" svg:height="3.2299in" draw:z-index="1"><draw:object xlink:href="./Object 2" xlink:type="simple" xlink:show="embed" xlink:actuate="onLoad"/><draw:image xlink:href="./ObjectReplacements/Object 2" xlink:type="simple" xlink:show="embed" xlink:actuate="onLoad"/></draw:frame><draw:frame draw:style-name="fr1" draw:name="Object1" text:anchor-type="paragraph" svg:y="0.0299in" svg:width="3.5299in" svg:height="3.2299in" draw:z-index="0"><draw:object xlink:href="./Object 1" xlink:type="simple" xlink:show="embed" xlink:actuate="onLoad"/><draw:image xlink:href="./ObjectReplacements/Object 1" xlink:type="simple" xlink:show="embed" xlink:actuate="onLoad"/></draw:frame></text:p>
      <text:p text:style-name="P8"/>
      <text:p text:style-name="P8"><draw:frame draw:style-name="fr3" draw:name="Object3" text:anchor-type="paragraph" svg:width="3.5299in" svg:height="3.2299in" draw:z-index="2"><draw:object xlink:href="./Object 3" xlink:type="simple" xlink:show="embed" xlink:actuate="onLoad"/><draw:image xlink:href="./ObjectReplacements/Object 3" xlink:type="simple" xlink:show="embed" xlink:actuate="onLoad"/></draw:frame></text:p>
      <text:p text:style-name="P8"/>
      <text:p text:style-name="P8"/>
      <text:p text:style-name="P8"/>
      <text:p text:style-name="P8"/>
      <text:p text:style-name="P11">The following graphs display the average of the measured run times on Ranger for the four data set sizes.</text:p>
      <text:p text:style-name="P8"/>
      <text:p text:style-name="P8"/>
      <text:p text:style-name="P8"><draw:frame draw:style-name="fr4" draw:name="Object4" text:anchor-type="paragraph" svg:width="3.5299in" svg:height="3.2299in" draw:z-index="3"><draw:object xlink:href="./Object 4" xlink:type="simple" xlink:show="embed" xlink:actuate="onLoad"/><draw:image xlink:href="./ObjectReplacements/Object 4" xlink:type="simple" xlink:show="embed" xlink:actuate="onLoad"/></draw:frame><draw:frame draw:style-name="fr2" draw:name="Object5" text:anchor-type="paragraph" svg:x="3.3953in" svg:y="0in" svg:width="3.5299in" svg:height="3.2299in" draw:z-index="4"><draw:object xlink:href="./Object 5" xlink:type="simple" xlink:show="embed" xlink:actuate="onLoad"/><draw:image xlink:href="./ObjectReplacements/Object 5" xlink:type="simple" xlink:show="embed" xlink:actuate="onLoad"/></draw:frame></text:p>
      <text:p text:style-name="P8"/>
      <text:p text:style-name="P8"><draw:frame draw:style-name="fr3" draw:name="Object6" text:anchor-type="paragraph" svg:width="3.5299in" svg:height="3.2299in" draw:z-index="5"><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Lucidasans" style:font-size-complex="14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10-02-03T18:01:50</meta:creation-date>
    <dc:date>2010-04-01T17:57:59</dc:date>
    <meta:editing-cycles>25</meta:editing-cycles>
    <meta:editing-duration>PT8H53M54S</meta:editing-duration>
    <meta:user-defined meta:name="Info 1"/>
    <meta:user-defined meta:name="Info 2"/>
    <meta:user-defined meta:name="Info 3"/>
    <meta:user-defined meta:name="Info 4"/>
    <meta:document-statistic meta:table-count="0" meta:image-count="0" meta:object-count="6" meta:page-count="3" meta:paragraph-count="18" meta:word-count="548" meta:character-count="33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72957611084pt" style:font-size-asian="6.5972957611084pt" style:font-size-complex="6.5972957611084pt"/>
    </style:style>
    <style:style style:name="ch3" style:family="chart">
      <style:text-properties fo:font-size="5.58232736587524pt" style:font-size-asian="5.58232736587524pt" style:font-size-complex="5.58232736587524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735849380493pt" style:font-size-asian="4.56735849380493pt" style:font-size-complex="4.56735849380493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735849380493pt" style:font-size-asian="4.56735849380493pt" style:font-size-complex="4.56735849380493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5cm" chart:style-name="ch2">
          <text:p>Speedup </text:p>
        </chart:title>
        <chart:subtitle svg:x="3.055cm" svg:y="0.642cm" chart:style-name="ch3">
          <text:p>100,000 Bodies, 3 iterations</text:p>
        </chart:subtitle>
        <chart:plot-area chart:style-name="ch4" chart:data-source-has-labels="both" svg:x="0.268cm" svg:y="0.959cm" svg:width="8.482cm" svg:height="6.859cm">
          <chart:axis chart:dimension="x" chart:name="primary-x" chart:style-name="ch5">
            <chart:title svg:x="4.248cm" svg:y="7.654cm" chart:style-name="ch6">
              <text:p>Processes</text:p>
            </chart:title>
            <chart:categories table:cell-range-address="local-table.$A$2:.$A$10"/>
          </chart:axis>
          <chart:axis chart:dimension="y" chart:name="primary-y" chart:style-name="ch7">
            <chart:title svg:x="0.199cm" svg:y="4.588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60122104747284">
                <text:p>1.60122104747284</text:p>
              </table:table-cell>
            </table:table-row>
            <table:table-row>
              <table:table-cell office:value-type="string">
                <text:p>2</text:p>
              </table:table-cell>
              <table:table-cell office:value-type="float" office:value="2.75000336924268">
                <text:p>2.75000336924268</text:p>
              </table:table-cell>
            </table:table-row>
            <table:table-row>
              <table:table-cell office:value-type="string">
                <text:p>4</text:p>
              </table:table-cell>
              <table:table-cell office:value-type="float" office:value="4.48939043123041">
                <text:p>4.48939043123041</text:p>
              </table:table-cell>
            </table:table-row>
            <table:table-row>
              <table:table-cell office:value-type="string">
                <text:p>8</text:p>
              </table:table-cell>
              <table:table-cell office:value-type="float" office:value="7.22833219018621">
                <text:p>7.22833219018621</text:p>
              </table:table-cell>
            </table:table-row>
            <table:table-row>
              <table:table-cell office:value-type="string">
                <text:p>16</text:p>
              </table:table-cell>
              <table:table-cell office:value-type="float" office:value="9.95817253992351">
                <text:p>9.95817253992351</text:p>
              </table:table-cell>
            </table:table-row>
            <table:table-row>
              <table:table-cell office:value-type="string">
                <text:p>32</text:p>
              </table:table-cell>
              <table:table-cell office:value-type="float" office:value="12.3498567937754">
                <text:p>12.3498567937754</text:p>
              </table:table-cell>
            </table:table-row>
            <table:table-row>
              <table:table-cell office:value-type="string">
                <text:p>64</text:p>
              </table:table-cell>
              <table:table-cell office:value-type="float" office:value="13.7586676937029">
                <text:p>13.7586676937029</text:p>
              </table:table-cell>
            </table:table-row>
            <table:table-row>
              <table:table-cell office:value-type="string">
                <text:p>128</text:p>
              </table:table-cell>
              <table:table-cell office:value-type="float" office:value="14.6912368073668">
                <text:p>14.6912368073668</text:p>
              </table:table-cell>
            </table:table-row>
            <table:table-row>
              <table:table-cell office:value-type="string">
                <text:p>256</text:p>
              </table:table-cell>
              <table:table-cell office:value-type="float" office:value="11.3508235237601">
                <text:p>11.350823523760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880924224854pt" style:font-size-asian="6.59880924224854pt" style:font-size-complex="6.59880924224854pt"/>
    </style:style>
    <style:style style:name="ch3" style:family="chart">
      <style:text-properties fo:font-size="5.58360767364502pt" style:font-size-asian="5.58360767364502pt" style:font-size-complex="5.58360767364502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84061050415pt" style:font-size-asian="4.5684061050415pt" style:font-size-complex="4.5684061050415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84061050415pt" style:font-size-asian="4.5684061050415pt" style:font-size-complex="4.5684061050415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6cm" chart:style-name="ch2">
          <text:p>Speedup </text:p>
        </chart:title>
        <chart:subtitle svg:x="3.112cm" svg:y="0.597cm" chart:style-name="ch3">
          <text:p>500,000 Bodies, 3 iterations</text:p>
        </chart:subtitle>
        <chart:plot-area chart:style-name="ch4" chart:data-source-has-labels="both" svg:x="0.269cm" svg:y="0.961cm" svg:width="8.482cm" svg:height="6.86cm">
          <chart:axis chart:dimension="x" chart:name="primary-x" chart:style-name="ch5">
            <chart:title svg:x="4.248cm" svg:y="7.654cm" chart:style-name="ch6">
              <text:p>Processes</text:p>
            </chart:title>
            <chart:categories table:cell-range-address="local-table.$A$2:.$A$10"/>
          </chart:axis>
          <chart:axis chart:dimension="y" chart:name="primary-y" chart:style-name="ch7">
            <chart:title svg:x="0.2cm" svg:y="4.59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29749912500658">
                <text:p>1.29749912500658</text:p>
              </table:table-cell>
            </table:table-row>
            <table:table-row>
              <table:table-cell office:value-type="string">
                <text:p>2</text:p>
              </table:table-cell>
              <table:table-cell office:value-type="float" office:value="2.26246045037303">
                <text:p>2.26246045037303</text:p>
              </table:table-cell>
            </table:table-row>
            <table:table-row>
              <table:table-cell office:value-type="string">
                <text:p>4</text:p>
              </table:table-cell>
              <table:table-cell office:value-type="float" office:value="3.72143335281938">
                <text:p>3.72143335281938</text:p>
              </table:table-cell>
            </table:table-row>
            <table:table-row>
              <table:table-cell office:value-type="string">
                <text:p>8</text:p>
              </table:table-cell>
              <table:table-cell office:value-type="float" office:value="6.11544490320279">
                <text:p>6.11544490320279</text:p>
              </table:table-cell>
            </table:table-row>
            <table:table-row>
              <table:table-cell office:value-type="string">
                <text:p>16</text:p>
              </table:table-cell>
              <table:table-cell office:value-type="float" office:value="8.72125855841478">
                <text:p>8.72125855841478</text:p>
              </table:table-cell>
            </table:table-row>
            <table:table-row>
              <table:table-cell office:value-type="string">
                <text:p>32</text:p>
              </table:table-cell>
              <table:table-cell office:value-type="float" office:value="11.4313872100324">
                <text:p>11.4313872100324</text:p>
              </table:table-cell>
            </table:table-row>
            <table:table-row>
              <table:table-cell office:value-type="string">
                <text:p>64</text:p>
              </table:table-cell>
              <table:table-cell office:value-type="float" office:value="13.3119335843125">
                <text:p>13.3119335843125</text:p>
              </table:table-cell>
            </table:table-row>
            <table:table-row>
              <table:table-cell office:value-type="string">
                <text:p>128</text:p>
              </table:table-cell>
              <table:table-cell office:value-type="float" office:value="14.8262387528259">
                <text:p>14.8262387528259</text:p>
              </table:table-cell>
            </table:table-row>
            <table:table-row>
              <table:table-cell office:value-type="string">
                <text:p>256</text:p>
              </table:table-cell>
              <table:table-cell office:value-type="float" office:value="14.8694891144704">
                <text:p>14.869489114470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text-properties fo:font-size="6.5972957611084pt" style:font-size-asian="6.5972957611084pt" style:font-size-complex="6.5972957611084pt"/>
    </style:style>
    <style:style style:name="ch3" style:family="chart">
      <style:text-properties fo:font-size="5.58232736587524pt" style:font-size-asian="5.58232736587524pt" style:font-size-complex="5.58232736587524pt"/>
    </style:style>
    <style:style style:name="ch4" style:family="chart">
      <style:chart-properties chart:symbol-type="automatic" chart:connect-bars="false" chart:spline-order="3"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6735849380493pt" style:font-size-asian="4.56735849380493pt" style:font-size-complex="4.56735849380493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6735849380493pt" style:font-size-asian="4.56735849380493pt" style:font-size-complex="4.56735849380493pt"/>
    </style:style>
    <style:style style:name="ch9" style:family="chart">
      <style:graphic-properties svg:stroke-color="#b3b3b3"/>
    </style:style>
    <style:style style:name="ch10" style:family="chart">
      <style:chart-properties chart:symbol-type="named-symbol" chart:symbol-name="square" chart:symbol-width="0.25cm" chart:symbol-height="0.25cm"/>
      <style:graphic-properties svg:stroke-color="#004586"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line" chart:style-name="ch1">
        <chart:title svg:x="3.986cm" svg:y="0.166cm" chart:style-name="ch2">
          <text:p>Speedup </text:p>
        </chart:title>
        <chart:subtitle svg:x="3.099cm" svg:y="0.626cm" chart:style-name="ch3">
          <text:p>1,000,000 Bodies, 3 iterations</text:p>
        </chart:subtitle>
        <chart:plot-area chart:style-name="ch4" chart:data-source-has-labels="both" svg:x="0.268cm" svg:y="0.959cm" svg:width="8.482cm" svg:height="6.859cm">
          <chart:axis chart:dimension="x" chart:name="primary-x" chart:style-name="ch5">
            <chart:title svg:x="4.249cm" svg:y="7.654cm" chart:style-name="ch6">
              <text:p>Processes</text:p>
            </chart:title>
            <chart:categories table:cell-range-address="local-table.$A$2:.$A$10"/>
          </chart:axis>
          <chart:axis chart:dimension="y" chart:name="primary-y" chart:style-name="ch7">
            <chart:title svg:x="0.199cm" svg:y="4.588cm" chart:style-name="ch8">
              <text:p>Speedup</text:p>
            </chart:title>
            <chart:grid chart:style-name="ch9" chart:class="major"/>
          </chart:axis>
          <chart:series chart:style-name="ch10" chart:values-cell-range-address="local-table.$B$2:.$B$10" chart:label-cell-address="local-table.$B$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1.19300857936246">
                <text:p>1.19300857936246</text:p>
              </table:table-cell>
            </table:table-row>
            <table:table-row>
              <table:table-cell office:value-type="string">
                <text:p>2</text:p>
              </table:table-cell>
              <table:table-cell office:value-type="float" office:value="2.08821153545384">
                <text:p>2.08821153545384</text:p>
              </table:table-cell>
            </table:table-row>
            <table:table-row>
              <table:table-cell office:value-type="string">
                <text:p>4</text:p>
              </table:table-cell>
              <table:table-cell office:value-type="float" office:value="4.14859594351097">
                <text:p>4.14859594351097</text:p>
              </table:table-cell>
            </table:table-row>
            <table:table-row>
              <table:table-cell office:value-type="string">
                <text:p>8</text:p>
              </table:table-cell>
              <table:table-cell office:value-type="float" office:value="5.70869533739897">
                <text:p>5.70869533739897</text:p>
              </table:table-cell>
            </table:table-row>
            <table:table-row>
              <table:table-cell office:value-type="string">
                <text:p>16</text:p>
              </table:table-cell>
              <table:table-cell office:value-type="float" office:value="8.26984749745433">
                <text:p>8.26984749745433</text:p>
              </table:table-cell>
            </table:table-row>
            <table:table-row>
              <table:table-cell office:value-type="string">
                <text:p>32</text:p>
              </table:table-cell>
              <table:table-cell office:value-type="float" office:value="10.8786923782693">
                <text:p>10.8786923782693</text:p>
              </table:table-cell>
            </table:table-row>
            <table:table-row>
              <table:table-cell office:value-type="string">
                <text:p>64</text:p>
              </table:table-cell>
              <table:table-cell office:value-type="float" office:value="12.7747202344411">
                <text:p>12.7747202344411</text:p>
              </table:table-cell>
            </table:table-row>
            <table:table-row>
              <table:table-cell office:value-type="string">
                <text:p>128</text:p>
              </table:table-cell>
              <table:table-cell office:value-type="float" office:value="14.3220767271132">
                <text:p>14.3220767271132</text:p>
              </table:table-cell>
            </table:table-row>
            <table:table-row>
              <table:table-cell office:value-type="string">
                <text:p>256</text:p>
              </table:table-cell>
              <table:table-cell office:value-type="float" office:value="14.4543130113618">
                <text:p>14.454313011361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66728210449pt" style:font-size-asian="6.50466728210449pt" style:font-size-complex="6.50466728210449pt"/>
    </style:style>
    <style:style style:name="ch3" style:family="chart">
      <style:text-properties fo:font-size="5.5145058631897pt" style:font-size-asian="5.5145058631897pt" style:font-size-complex="5.514505863189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23104858398pt" style:font-size-asian="4.50323104858398pt" style:font-size-complex="4.50323104858398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23104858398pt" style:font-size-asian="4.50323104858398pt" style:font-size-complex="4.50323104858398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3cm" svg:y="0.18cm" chart:style-name="ch2">
          <text:p>Ranger Running Times</text:p>
        </chart:title>
        <chart:subtitle svg:x="3.233cm" svg:y="0.581cm" chart:style-name="ch3">
          <text:p>100,000 Bodies, 3 iterations</text:p>
        </chart:subtitle>
        <chart:plot-area chart:style-name="ch4" chart:data-source-has-labels="both" svg:x="0.246cm" svg:y="0.83cm" svg:width="8.531cm" svg:height="7.151cm">
          <chart:axis chart:dimension="x" chart:name="primary-x" chart:style-name="ch5">
            <chart:title svg:x="4.36cm" svg:y="7.834cm" chart:style-name="ch6">
              <text:p>Processes</text:p>
            </chart:title>
            <chart:categories table:cell-range-address="local-table.$A$2:.$A$10"/>
          </chart:axis>
          <chart:axis chart:dimension="y" chart:name="primary-y" chart:style-name="ch7">
            <chart:title svg:x="0.181cm" svg:y="4.33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9.59162816666667">
                <text:p>9.59162816666667</text:p>
              </table:table-cell>
            </table:table-row>
            <table:table-row>
              <table:table-cell office:value-type="string">
                <text:p>2</text:p>
              </table:table-cell>
              <table:table-cell office:value-type="float" office:value="5.58483566666667">
                <text:p>5.58483566666667</text:p>
              </table:table-cell>
            </table:table-row>
            <table:table-row>
              <table:table-cell office:value-type="string">
                <text:p>4</text:p>
              </table:table-cell>
              <table:table-cell office:value-type="float" office:value="3.421025">
                <text:p>3.421025</text:p>
              </table:table-cell>
            </table:table-row>
            <table:table-row>
              <table:table-cell office:value-type="string">
                <text:p>8</text:p>
              </table:table-cell>
              <table:table-cell office:value-type="float" office:value="2.12473866666667">
                <text:p>2.12473866666667</text:p>
              </table:table-cell>
            </table:table-row>
            <table:table-row>
              <table:table-cell office:value-type="string">
                <text:p>16</text:p>
              </table:table-cell>
              <table:table-cell office:value-type="float" office:value="1.54228266666667">
                <text:p>1.54228266666667</text:p>
              </table:table-cell>
            </table:table-row>
            <table:table-row>
              <table:table-cell office:value-type="string">
                <text:p>32</text:p>
              </table:table-cell>
              <table:table-cell office:value-type="float" office:value="1.24360283333333">
                <text:p>1.24360283333333</text:p>
              </table:table-cell>
            </table:table-row>
            <table:table-row>
              <table:table-cell office:value-type="string">
                <text:p>64</text:p>
              </table:table-cell>
              <table:table-cell office:value-type="float" office:value="1.11626483333333">
                <text:p>1.11626483333333</text:p>
              </table:table-cell>
            </table:table-row>
            <table:table-row>
              <table:table-cell office:value-type="string">
                <text:p>128</text:p>
              </table:table-cell>
              <table:table-cell office:value-type="float" office:value="1.04540666666667">
                <text:p>1.04540666666667</text:p>
              </table:table-cell>
            </table:table-row>
            <table:table-row>
              <table:table-cell office:value-type="string">
                <text:p>256</text:p>
              </table:table-cell>
              <table:table-cell office:value-type="float" office:value="1.3530575">
                <text:p>1.353057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78649139404pt" style:font-size-asian="6.50478649139404pt" style:font-size-complex="6.50478649139404pt"/>
    </style:style>
    <style:style style:name="ch3" style:family="chart">
      <style:text-properties fo:font-size="5.51460695266724pt" style:font-size-asian="5.51460695266724pt" style:font-size-complex="5.51460695266724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31354141235pt" style:font-size-asian="4.50331354141235pt" style:font-size-complex="4.50331354141235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31354141235pt" style:font-size-asian="4.50331354141235pt" style:font-size-complex="4.50331354141235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3cm" svg:y="0.18cm" chart:style-name="ch2">
          <text:p>Ranger Running Times</text:p>
        </chart:title>
        <chart:subtitle svg:x="3.251cm" svg:y="0.553cm" chart:style-name="ch3">
          <text:p>500,000 Bodies, 3 iterations</text:p>
        </chart:subtitle>
        <chart:plot-area chart:style-name="ch4" chart:data-source-has-labels="both" svg:x="0.248cm" svg:y="0.83cm" svg:width="8.532cm" svg:height="7.15cm">
          <chart:axis chart:dimension="x" chart:name="primary-x" chart:style-name="ch5">
            <chart:title svg:x="4.36cm" svg:y="7.834cm" chart:style-name="ch6">
              <text:p>Processes</text:p>
            </chart:title>
            <chart:categories table:cell-range-address="local-table.$A$2:.$A$10"/>
          </chart:axis>
          <chart:axis chart:dimension="y" chart:name="primary-y" chart:style-name="ch7">
            <chart:title svg:x="0.182cm" svg:y="4.331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70.5033873333333">
                <text:p>70.5033873333333</text:p>
              </table:table-cell>
            </table:table-row>
            <table:table-row>
              <table:table-cell office:value-type="string">
                <text:p>2</text:p>
              </table:table-cell>
              <table:table-cell office:value-type="float" office:value="40.4330088333333">
                <text:p>40.4330088333333</text:p>
              </table:table-cell>
            </table:table-row>
            <table:table-row>
              <table:table-cell office:value-type="string">
                <text:p>4</text:p>
              </table:table-cell>
              <table:table-cell office:value-type="float" office:value="24.5814111666667">
                <text:p>24.5814111666667</text:p>
              </table:table-cell>
            </table:table-row>
            <table:table-row>
              <table:table-cell office:value-type="string">
                <text:p>8</text:p>
              </table:table-cell>
              <table:table-cell office:value-type="float" office:value="14.9585328333333">
                <text:p>14.9585328333333</text:p>
              </table:table-cell>
            </table:table-row>
            <table:table-row>
              <table:table-cell office:value-type="string">
                <text:p>16</text:p>
              </table:table-cell>
              <table:table-cell office:value-type="float" office:value="10.489092">
                <text:p>10.489092</text:p>
              </table:table-cell>
            </table:table-row>
            <table:table-row>
              <table:table-cell office:value-type="string">
                <text:p>32</text:p>
              </table:table-cell>
              <table:table-cell office:value-type="float" office:value="8.00236066666667">
                <text:p>8.00236066666667</text:p>
              </table:table-cell>
            </table:table-row>
            <table:table-row>
              <table:table-cell office:value-type="string">
                <text:p>64</text:p>
              </table:table-cell>
              <table:table-cell office:value-type="float" office:value="6.8718855">
                <text:p>6.8718855</text:p>
              </table:table-cell>
            </table:table-row>
            <table:table-row>
              <table:table-cell office:value-type="string">
                <text:p>128</text:p>
              </table:table-cell>
              <table:table-cell office:value-type="float" office:value="6.17001283333333">
                <text:p>6.17001283333333</text:p>
              </table:table-cell>
            </table:table-row>
            <table:table-row>
              <table:table-cell office:value-type="string">
                <text:p>256</text:p>
              </table:table-cell>
              <table:table-cell office:value-type="float" office:value="6.15206633333333">
                <text:p>6.152066333333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draw:gradient-step-count="0"/>
    </style:style>
    <style:style style:name="ch2" style:family="chart">
      <style:text-properties fo:font-size="6.50466728210449pt" style:font-size-asian="6.50466728210449pt" style:font-size-complex="6.50466728210449pt"/>
    </style:style>
    <style:style style:name="ch3" style:family="chart">
      <style:text-properties fo:font-size="5.5145058631897pt" style:font-size-asian="5.5145058631897pt" style:font-size-complex="5.5145058631897pt"/>
    </style:style>
    <style:style style:name="ch4" style:family="chart">
      <style:chart-properties chart:connect-bars="false" chart:right-angled-axes="true"/>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chart-properties style:rotation-angle="0"/>
      <style:text-properties fo:font-size="4.50323104858398pt" style:font-size-asian="4.50323104858398pt" style:font-size-complex="4.50323104858398pt"/>
    </style:style>
    <style:style style:name="ch7" style:family="chart" style:data-style-name="N2">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8" style:family="chart">
      <style:chart-properties style:rotation-angle="90"/>
      <style:text-properties fo:font-size="4.50323104858398pt" style:font-size-asian="4.50323104858398pt" style:font-size-complex="4.50323104858398pt"/>
    </style:style>
    <style:style style:name="ch9" style:family="chart">
      <style:graphic-properties svg:stroke-color="#b3b3b3"/>
    </style:style>
    <style:style style:name="ch10" style:family="chart">
      <style:graphic-properties draw:fill-color="#004586"/>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65cm" svg:height="8.203cm" chart:class="chart:bar" chart:style-name="ch1">
        <chart:title svg:x="3.343cm" svg:y="0.18cm" chart:style-name="ch2">
          <text:p>Ranger Running Times</text:p>
        </chart:title>
        <chart:subtitle svg:x="3.222cm" svg:y="0.565cm" chart:style-name="ch3">
          <text:p>1,000,000 Bodies, 3 iterations</text:p>
        </chart:subtitle>
        <chart:plot-area chart:style-name="ch4" chart:data-source-has-labels="both" svg:x="0.246cm" svg:y="0.829cm" svg:width="8.531cm" svg:height="7.149cm">
          <chart:axis chart:dimension="x" chart:name="primary-x" chart:style-name="ch5">
            <chart:title svg:x="4.361cm" svg:y="7.834cm" chart:style-name="ch6">
              <text:p>Processes</text:p>
            </chart:title>
            <chart:categories table:cell-range-address="local-table.$A$2:.$A$10"/>
          </chart:axis>
          <chart:axis chart:dimension="y" chart:name="primary-y" chart:style-name="ch7">
            <chart:title svg:x="0.181cm" svg:y="4.329cm" chart:style-name="ch8">
              <text:p>Time (seconds)</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164.1126374">
                <text:p>164.1126374</text:p>
              </table:table-cell>
            </table:table-row>
            <table:table-row>
              <table:table-cell office:value-type="string">
                <text:p>2</text:p>
              </table:table-cell>
              <table:table-cell office:value-type="float" office:value="93.7585972857143">
                <text:p>93.7585972857143</text:p>
              </table:table-cell>
            </table:table-row>
            <table:table-row>
              <table:table-cell office:value-type="string">
                <text:p>4</text:p>
              </table:table-cell>
              <table:table-cell office:value-type="float" office:value="47.1937462857143">
                <text:p>47.1937462857143</text:p>
              </table:table-cell>
            </table:table-row>
            <table:table-row>
              <table:table-cell office:value-type="string">
                <text:p>8</text:p>
              </table:table-cell>
              <table:table-cell office:value-type="float" office:value="34.296415">
                <text:p>34.296415</text:p>
              </table:table-cell>
            </table:table-row>
            <table:table-row>
              <table:table-cell office:value-type="string">
                <text:p>16</text:p>
              </table:table-cell>
              <table:table-cell office:value-type="float" office:value="23.6748966">
                <text:p>23.6748966</text:p>
              </table:table-cell>
            </table:table-row>
            <table:table-row>
              <table:table-cell office:value-type="string">
                <text:p>32</text:p>
              </table:table-cell>
              <table:table-cell office:value-type="float" office:value="17.9973638">
                <text:p>17.9973638</text:p>
              </table:table-cell>
            </table:table-row>
            <table:table-row>
              <table:table-cell office:value-type="string">
                <text:p>64</text:p>
              </table:table-cell>
              <table:table-cell office:value-type="float" office:value="15.3261896">
                <text:p>15.3261896</text:p>
              </table:table-cell>
            </table:table-row>
            <table:table-row>
              <table:table-cell office:value-type="string">
                <text:p>128</text:p>
              </table:table-cell>
              <table:table-cell office:value-type="float" office:value="13.6703488">
                <text:p>13.6703488</text:p>
              </table:table-cell>
            </table:table-row>
            <table:table-row>
              <table:table-cell office:value-type="string">
                <text:p>256</text:p>
              </table:table-cell>
              <table:table-cell office:value-type="float" office:value="13.5452846666667">
                <text:p>13.54528466666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